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208in" fo:margin-left="-0.075in" fo:margin-right="-0.5208in" fo:break-before="page" table:align="margins" style:writing-mode="lr-tb"/>
    </style:style>
    <style:style style:name="Table1.A" style:family="table-column">
      <style:table-column-properties style:column-width="1.6361in" style:rel-column-width="14256*"/>
    </style:style>
    <style:style style:name="Table1.B" style:family="table-column">
      <style:table-column-properties style:column-width="2.2486in" style:rel-column-width="19593*"/>
    </style:style>
    <style:style style:name="Table1.C" style:family="table-column">
      <style:table-column-properties style:column-width="3.6361in" style:rel-column-width="31686*"/>
    </style:style>
    <style:style style:name="Table1.1" style:family="table-row">
      <style:table-row-properties style:min-row-height="0.66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7743in" style:keep-together="true" fo:keep-together="auto"/>
    </style:style>
    <style:style style:name="Table1.A3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1.4" style:family="table-row">
      <style:table-row-properties style:min-row-height="0.3868in" style:keep-together="true" fo:keep-together="auto"/>
    </style:style>
    <style:style style:name="P1" style:family="paragraph" style:parent-style-name="Standard">
      <style:paragraph-properties style:line-height-at-least="0.1665in">
        <style:tab-stops>
          <style:tab-stop style:position="5.6354in"/>
        </style:tab-stops>
      </style:paragraph-properties>
    </style:style>
    <style:style style:name="P2" style:family="paragraph" style:parent-style-name="Standard">
      <style:paragraph-properties fo:margin-top="0in" fo:margin-bottom="0in" style:line-height-at-least="0.1665in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line-height-at-least="0.1665in"/>
    </style:style>
    <style:style style:name="P4" style:family="paragraph" style:parent-style-name="Standard">
      <style:paragraph-properties fo:margin-top="0in" fo:margin-bottom="0in" style:line-height-at-least="0.1665in">
        <style:tab-stops>
          <style:tab-stop style:position="0.5in"/>
          <style:tab-stop style:position="1in"/>
          <style:tab-stop style:position="2.2291in"/>
        </style:tab-stops>
      </style:paragraph-properties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1.5728in"/>
          <style:tab-stop style:position="2.3228in"/>
        </style:tab-stops>
      </style:paragraph-properties>
    </style:style>
    <style:style style:name="P7" style:family="paragraph" style:parent-style-name="Standard">
      <style:paragraph-properties fo:margin-top="0in" fo:margin-bottom="0in" fo:line-height="100%"/>
      <style:text-properties style:language-asian="ja" style:country-asian="JP"/>
    </style:style>
    <style:style style:name="P8" style:family="paragraph" style:parent-style-name="Standard">
      <style:paragraph-properties fo:margin-top="0in" fo:margin-bottom="0in" fo:line-height="100%"/>
      <style:text-properties fo:background-color="#ffffff"/>
    </style:style>
    <style:style style:name="P9" style:family="paragraph" style:parent-style-name="Standard">
      <style:paragraph-properties fo:margin-left="1in" fo:margin-right="0in" fo:margin-top="0in" fo:margin-bottom="0in" fo:line-height="100%" fo:text-indent="-1in" style:auto-text-indent="false">
        <style:tab-stops>
          <style:tab-stop style:position="1.4866in" style:type="right"/>
        </style:tab-stops>
      </style:paragraph-properties>
    </style:style>
    <style:style style:name="P10" style:family="paragraph" style:parent-style-name="Standard">
      <style:paragraph-properties fo:margin-left="1in" fo:margin-right="0in" fo:margin-top="0in" fo:margin-bottom="0in" fo:line-height="100%" fo:text-indent="-1in" style:auto-text-indent="false">
        <style:tab-stops>
          <style:tab-stop style:position="1.5728in"/>
          <style:tab-stop style:position="2.3228in"/>
        </style:tab-stops>
      </style:paragraph-properties>
    </style:style>
    <style:style style:name="P11" style:family="paragraph" style:parent-style-name="Standard">
      <style:paragraph-properties fo:margin-left="1in" fo:margin-right="0in" fo:margin-top="0in" fo:margin-bottom="0in" fo:line-height="100%" fo:text-align="center" style:justify-single-word="false" fo:text-indent="-1in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1in" fo:margin-right="0in" fo:margin-top="0in" fo:margin-bottom="0in" fo:line-height="100%" fo:text-indent="-1in" style:auto-text-indent="false">
        <style:tab-stops>
          <style:tab-stop style:position="1.5728in"/>
          <style:tab-stop style:position="2.3228in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3pt" style:font-size-asian="13pt" style:font-size-complex="13pt"/>
    </style:style>
    <style:style style:name="P14" style:family="paragraph" style:parent-style-name="Standard">
      <style:paragraph-properties fo:margin-left="0.9972in" fo:margin-right="0in" fo:text-indent="-0.9972in" style:auto-text-indent="false"/>
    </style:style>
    <style:style style:name="P15" style:family="paragraph" style:parent-style-name="Standard">
      <style:paragraph-properties fo:margin-left="0.9972in" fo:margin-right="0in" fo:text-indent="0in" style:auto-text-indent="false"/>
      <style:text-properties fo:background-color="#ffffff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17" style:family="paragraph" style:parent-style-name="Standard">
      <style:text-properties fo:background-color="#ffffff"/>
    </style:style>
    <style:style style:name="P18" style:family="paragraph" style:parent-style-name="Standard">
      <style:paragraph-properties fo:margin-top="0in" fo:margin-bottom="0in" fo:line-height="100%"/>
    </style:style>
    <style:style style:name="P19" style:family="paragraph" style:parent-style-name="Standard">
      <style:paragraph-properties fo:margin-top="0in" fo:margin-bottom="0in" fo:line-height="100%">
        <style:tab-stops>
          <style:tab-stop style:position="1.5728in"/>
          <style:tab-stop style:position="2.3228in"/>
        </style:tab-stops>
      </style:paragraph-properties>
    </style:style>
    <style:style style:name="T1" style:family="text">
      <style:text-properties fo:font-size="14pt" fo:font-style="normal" style:font-size-asian="14pt" style:font-style-asian="normal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language-asian="ja" style:country-asian="JP" style:font-size-complex="14pt"/>
    </style:style>
    <style:style style:name="T4" style:family="text">
      <style:text-properties fo:font-size="14pt" fo:background-color="#ffffff" style:font-size-asian="14pt" style:font-size-complex="14pt"/>
    </style:style>
    <style:style style:name="T5" style:family="text">
      <style:text-properties fo:font-size="14pt" fo:background-color="#ffffff" style:font-size-asian="14pt" style:language-asian="ja" style:country-asian="JP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3pt" style:language-asian="ja" style:country-asian="JP" style:font-size-complex="13pt"/>
    </style:style>
    <style:style style:name="T8" style:family="text">
      <style:text-properties style:language-asian="ja" style:country-asian="JP"/>
    </style:style>
    <style:style style:name="T9" style:family="text">
      <style:text-properties style:font-name="MS Mincho" style:font-name-asian="MS Mincho1" style:font-name-complex="MS Mincho1"/>
    </style:style>
    <style:style style:name="T10" style:family="text">
      <style:text-properties style:font-name="MS Mincho" fo:background-color="#ffffff" style:font-name-asian="MS Mincho1" style:language-asian="ja" style:country-asian="JP" style:font-name-complex="MS Mincho1"/>
    </style:style>
    <style:style style:name="T11" style:family="text">
      <style:text-properties style:font-name="MS Mincho" fo:font-size="14pt" style:font-name-asian="MS Mincho1" style:font-size-asian="14pt" style:language-asian="ja" style:country-asian="JP" style:font-name-complex="MS Mincho1" style:font-size-complex="14pt"/>
    </style:style>
    <style:style style:name="T12" style:family="text">
      <style:text-properties style:font-name="Times New Roman" fo:font-size="14pt" style:font-name-asian="MS Mincho1" style:font-size-asian="14pt" style:language-asian="ja" style:country-asian="JP" style:font-name-complex="MS Mincho1" style:font-size-complex="14pt"/>
    </style:style>
    <style:style style:name="T13" style:family="text">
      <style:text-properties style:font-name="Times New Roman" fo:font-size="14pt" fo:background-color="#ffffff" style:font-name-asian="MS Mincho1" style:font-size-asian="14pt" style:language-asian="ja" style:country-asian="JP" style:font-name-complex="MS Mincho1" style:font-size-complex="14pt"/>
    </style:style>
    <style:style style:name="T14" style:family="text">
      <style:text-properties fo:background-color="#ffffff"/>
    </style:style>
    <style:style style:name="T15" style:family="text">
      <style:text-properties fo:background-color="#ffffff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OLE_LINK2"/><text:bookmark-start text:name="OLE_LINK1"/>Daily Report</text:p>
      <text:p text:style-name="P2">Date <text:s text:c="16"/>:2014/06/12</text:p>
      <text:p text:style-name="P4"><text:span text:style-name="Emphasis"><text:span text:style-name="T1">ID <text:s text:c="20"/>:089</text:span></text:span></text:p>
      <text:p text:style-name="P3"><text:span text:style-name="Emphasis"><text:span text:style-name="T1">Submitted By:パパウィン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6"><text:s text:c="5"/>08:00 ~ 0</text:span><text:span text:style-name="T7">8</text:span><text:span text:style-name="T6">:15<text:tab/></text:span></text:p>
          </table:table-cell>
          <table:table-cell table:style-name="Table1.A1" office:value-type="string">
            <text:p text:style-name="P6"><text:span text:style-name="short_5f_text"><text:span text:style-name="T8">自習</text:span></text:span></text:p>
          </table:table-cell>
          <table:table-cell table:style-name="Table1.A1" office:value-type="string">
            <text:p text:style-name="P8">私は<text:span text:style-name="T2">Mr. Nay Lin</text:span><text:span text:style-name="T8">の</text:span><text:span text:style-name="T3">presentation</text:span><text:span text:style-name="T8"> を聞きました。</text:span></text:p>
            <text:p text:style-name="P8"><text:span text:style-name="T3">Presentation</text:span><text:span text:style-name="T8"> の</text:span><text:span text:style-name="T3">title </text:span><text:span text:style-name="T8">は”ミャンマーの伝統的な食べ物”です。　</text:span></text:p>
          </table:table-cell>
        </table:table-row>
        <table:table-row table:style-name="Table1.1">
          <table:table-cell table:style-name="Table1.A1" office:value-type="string">
            <text:p text:style-name="P11">08:15 ~ <text:s/>09:00</text:p>
          </table:table-cell>
          <table:table-cell table:style-name="Table1.A1" office:value-type="string">
            <text:p text:style-name="P10"><text:span text:style-name="short_5f_text"><text:span text:style-name="T8">自習</text:span></text:span></text:p>
          </table:table-cell>
          <table:table-cell table:style-name="Table1.A1" office:value-type="string">
            <text:p text:style-name="P5"><text:span text:style-name="short_5f_text"><text:span text:style-name="T11">-</text:span></text:span><text:span text:style-name="short_5f_text"><text:span text:style-name="T12">GitHub をset up するながら,GitHubを使い方を読みます</text:span></text:span></text:p>
            <text:p text:style-name="P5"><text:span text:style-name="short_5f_text"><text:span text:style-name="T12">-Project のために必要なPDF file とset up fileをdownload しました。</text:span></text:span></text:p>
          </table:table-cell>
        </table:table-row>
        <table:table-row table:style-name="Table1.3">
          <table:table-cell table:style-name="Table1.A3" office:value-type="string">
            <text:p text:style-name="P13">09:00 ~ 12:00</text:p>
          </table:table-cell>
          <table:table-cell table:style-name="Table1.A3" office:value-type="string">
            <text:p text:style-name="P10"><text:span text:style-name="short_5f_text"><text:span text:style-name="T8">自習</text:span></text:span></text:p>
          </table:table-cell>
          <table:table-cell table:style-name="Table1.A3" office:value-type="string">
            <text:p text:style-name="P6"><text:span text:style-name="short_5f_text"><text:span text:style-name="T15">-GibHub のためにregister をしました。</text:span></text:span></text:p>
            <text:p text:style-name="P6"><text:span text:style-name="short_5f_text"><text:span text:style-name="T15">-そしたsign in もしました。</text:span></text:span></text:p>
          </table:table-cell>
        </table:table-row>
        <table:table-row table:style-name="Table1.4">
          <table:table-cell table:style-name="Table1.A1" office:value-type="string">
            <text:p text:style-name="P11">12:00 ~ <text:s/>01:00</text:p>
          </table:table-cell>
          <table:table-cell table:style-name="Table1.A1" office:value-type="string">
            <text:p text:style-name="P5"><text:span text:style-name="short_5f_text">ランチタイ</text:span><text:span text:style-name="short_5f_text"><text:span text:style-name="T9">ム</text:span></text:span></text:p>
            <text:p text:style-name="P5"/>
          </table:table-cell>
          <table:table-cell table:style-name="Table1.A1" office:value-type="string">
            <text:p text:style-name="P7">-</text:p>
          </table:table-cell>
        </table:table-row>
        <table:table-row table:style-name="Table1.4">
          <table:table-cell table:style-name="Table1.A1" office:value-type="string">
            <text:p text:style-name="P11">01:00 ~ 03:30</text:p>
          </table:table-cell>
          <table:table-cell table:style-name="Table1.A1" office:value-type="string">
            <text:p text:style-name="P10"><text:span text:style-name="short_5f_text"><text:span text:style-name="T8">自習</text:span></text:span></text:p>
          </table:table-cell>
          <table:table-cell table:style-name="Table1.A1" office:value-type="string">
            <text:p text:style-name="P5"><text:span text:style-name="short_5f_text"><text:span text:style-name="T10">-GitHub をつぎset up しました。unity につえいてをしらべます。</text:span></text:span></text:p>
            <text:p text:style-name="P5"><text:span text:style-name="short_5f_text"><text:span text:style-name="T10"/></text:span></text:p>
          </table:table-cell>
        </table:table-row>
        <table:table-row table:style-name="Table1.4">
          <table:table-cell table:style-name="Table1.A3" office:value-type="string">
            <text:p text:style-name="P11">03:30 ~ <text:span text:style-name="T8">04:00</text:span></text:p>
          </table:table-cell>
          <table:table-cell table:style-name="Table1.A3" office:value-type="string">
            <text:p text:style-name="P12"><text:span text:style-name="short_5f_text"><text:span text:style-name="T8">自習</text:span></text:span></text:p>
          </table:table-cell>
          <table:table-cell table:style-name="Table1.A3" office:value-type="string">
            <text:p text:style-name="P5"><text:span text:style-name="T8">-Project のために </text:span><text:span text:style-name="short_5f_text"><text:span text:style-name="T15">必要なものを告ぎ調べました。</text:span></text:span></text:p>
          </table:table-cell>
        </table:table-row>
      </table:table>
      <text:p text:style-name="P1"><text:tab/></text:p>
      <text:p text:style-name="P6"><text:span text:style-name="short_5f_text"><text:span text:style-name="T15"/></text:span></text:p>
      <text:p text:style-name="P14"><text:span text:style-name="T14">■</text:span><text:span text:style-name="T4">Comment : <text:s text:c="3"/></text:span><text:span text:style-name="T5">　</text:span><text:span text:style-name="short_5f_text"><text:span text:style-name="T5">あめがふりますから、connection がとても悪いと思います。</text:span></text:span></text:p>
      <text:p text:style-name="P15"/>
      <text:p text:style-name="Standard"><text:span text:style-name="T14">■</text:span><text:span text:style-name="T4">Keep: <text:s text:c="8"/>　　</text:span><text:span text:style-name="T5">Github の使い方を知りました。</text:span></text:p>
      <text:p text:style-name="P17"/>
      <text:p text:style-name="Standard"><text:span text:style-name="T14">■</text:span><text:span text:style-name="T4">Problem→Try: </text:span><text:span text:style-name="T5">Github を</text:span><text:bookmark text:name="result_box"/><text:span text:style-name="T5">繰り返し、繰り返し install しました。</text:span></text:p>
      <text:p text:style-name="Standard"><text:bookmark-end text:name="OLE_LINK2"/><text:bookmark-end text:name="OLE_LINK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hort_5f_text" style:display-name="short_text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0:30:38.23</meta:creation-date>
    <dc:date>2014-06-13T10:06:05.22</dc:date>
    <meta:editing-duration>PT2H56M16S</meta:editing-duration>
    <meta:editing-cycles>23</meta:editing-cycles>
    <meta:generator>OpenOffice/4.0.0$Win32 OpenOffice.org_project/400m3$Build-9702</meta:generator>
    <meta:document-statistic meta:table-count="1" meta:image-count="0" meta:object-count="0" meta:page-count="3" meta:paragraph-count="29" meta:word-count="250" meta:character-count="598"/>
  </office:meta>
</office:document-meta>
</file>